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16cm" fo:min-width="3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="Rounded_20_short_20_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16cm" fo:min-width="1.2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16cm" fo:min-width="1.2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2cm" fo:min-width="0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9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Rounded_20_short_20_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3cm" fo:min-width="0cm"/>
    </style:style>
    <style:style style:name="co1" style:family="table-column">
      <style:table-column-properties style:column-width="3.242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3.92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style:font-name="Times New Roman" fo:font-size="10.5pt" style:font-size-asian="10.5pt" style:font-size-complex="10.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fo:font-size="10.5pt" style:font-size-asian="10.5pt" style:font-size-complex="10.5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text-properties style:font-name="Times New Roman"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  <style:text-properties style:font-name="Times New Roman" fo:font-size="11pt" style:font-size-asian="11pt" style:font-size-complex="11pt"/>
    </style:style>
    <style:style style:name="P8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9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0.5pt" style:font-size-asian="10.5pt" style:font-size-complex="10.5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cm" svg:height="2.5cm" svg:x="2.6cm" svg:y="3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cm" svg:height="0.6cm" draw:transform="rotate (-1.5707963267949) translate (3.207cm 4.76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.6cm" svg:y1="5.128cm" svg:x2="2.6cm" svg:y2="5.128cm">
            <text:p/>
          </draw:line>
          <draw:frame draw:style-name="gr4" draw:text-style-name="P2" draw:layer="layout" svg:width="0.658cm" svg:height="0.542cm" svg:x="2.6cm" svg:y="3.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4" draw:text-style-name="P2" draw:layer="layout" svg:width="0.976cm" svg:height="0.542cm" svg:x="2.6cm" svg:y="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4" draw:text-style-name="P2" draw:layer="layout" svg:width="1.624cm" svg:height="0.542cm" svg:x="5cm" svg:y="3.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g>
            <draw:line draw:style-name="gr3" draw:text-style-name="P1" draw:layer="layout" svg:x1="3.5cm" svg:y1="6.916cm" svg:x2="3.5cm" svg:y2="5.516cm">
              <text:p/>
            </draw:line>
            <draw:frame draw:style-name="gr4" draw:text-style-name="P2" draw:layer="layout" svg:width="1.277cm" svg:height="0.615cm" svg:x="3cm" svg:y="6.9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g>
            <draw:line draw:style-name="gr3" draw:text-style-name="P1" draw:layer="layout" svg:x1="4.801cm" svg:y1="6.917cm" svg:x2="4.801cm" svg:y2="5.517cm">
              <text:p/>
            </draw:line>
            <draw:frame draw:style-name="gr4" draw:text-style-name="P2" draw:layer="layout" svg:width="1.264cm" svg:height="0.615cm" svg:x="4.301cm" svg:y="6.90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  <draw:g>
            <draw:line draw:style-name="gr3" draw:text-style-name="P1" draw:layer="layout" svg:x1="6.102cm" svg:y1="6.918cm" svg:x2="6.102cm" svg:y2="5.518cm">
              <text:p/>
            </draw:line>
            <draw:frame draw:style-name="gr4" draw:text-style-name="P2" draw:layer="layout" svg:width="1.265cm" svg:height="0.615cm" svg:x="5.602cm" svg:y="6.902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  <draw:line draw:style-name="gr3" draw:text-style-name="P1" draw:layer="layout" svg:x1="3.4cm" svg:y1="1.916cm" svg:x2="3.4cm" svg:y2="3.016cm">
            <text:p/>
          </draw:line>
          <draw:frame draw:style-name="gr4" draw:text-style-name="P2" draw:layer="layout" svg:width="0.578cm" svg:height="0.294cm" svg:x="3.1cm" svg:y="1.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line draw:style-name="gr3" draw:text-style-name="P1" draw:layer="layout" svg:x1="4.7cm" svg:y1="1.916cm" svg:x2="4.7cm" svg:y2="3.016cm">
            <text:p/>
          </draw:line>
          <draw:frame draw:style-name="gr4" draw:text-style-name="P2" draw:layer="layout" svg:width="0.557cm" svg:height="0.37cm" svg:x="4.4cm" svg:y="1.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line draw:style-name="gr3" draw:text-style-name="P1" draw:layer="layout" svg:x1="6.591cm" svg:y1="3.528cm" svg:x2="8.3cm" svg:y2="3.516cm">
            <text:p/>
          </draw:line>
          <draw:line draw:style-name="gr5" draw:text-style-name="P1" draw:layer="layout" svg:x1="7cm" svg:y1="3.316cm" svg:x2="7.2cm" svg:y2="3.816cm">
            <text:p/>
          </draw:line>
          <draw:frame draw:style-name="gr4" draw:text-style-name="P2" draw:layer="layout" svg:width="0.472cm" svg:height="0.542cm" svg:x="6.901cm" svg:y="2.8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style-name="gr3" draw:text-style-name="P1" draw:layer="layout" svg:x1="6.201cm" svg:y1="1.916cm" svg:x2="6.201cm" svg:y2="3.016cm">
            <text:p/>
          </draw:line>
          <draw:frame draw:style-name="gr4" draw:text-style-name="P2" draw:layer="layout" svg:width="1.2cm" svg:height="0.542cm" svg:x="5.601cm" svg:y="1.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frame draw:style-name="standard" draw:layer="layout" svg:width="9.723cm" svg:height="11.768cm" svg:x="10.077cm" svg:y="1.032cm">
            <table:table table:template-name="default" table:use-first-row-styles="true" table:use-first-column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/>
                <table:table-cell>
                  <text:p text:style-name="P3"><text:span text:style-name="T1">Bit-width (bit)</text:span></text:p>
                </table:table-cell>
                <table:table-cell>
                  <text:p text:style-name="P3"><text:span text:style-name="T1">function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ce</text:span></text:p>
                </table:table-cell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Enable control signal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rstn</text:span></text:p>
                </table:table-cell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Reset signal (de-assertion)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sys_clk</text:span></text:p>
                </table:table-cell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System clock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64</text:span></text:p>
                </table:table-cell>
                <table:table-cell>
                  <text:p text:style-name="P3"><text:span text:style-name="T1">Random Seed 0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64</text:span></text:p>
                </table:table-cell>
                <table:table-cell>
                  <text:p text:style-name="P3"><text:span text:style-name="T1">Random Seed 1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64</text:span></text:p>
                </table:table-cell>
                <table:table-cell>
                  <text:p text:style-name="P3"><text:span text:style-name="T1">Random Seed 2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16</text:span></text:p>
                </table:table-cell>
                <table:table-cell>
                  <text:p text:style-name="P3"><text:span text:style-name="T1">Standard deviation of Gaussian noise (vary from given SNRs)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Mean of Gaussian noise, i.e., codebit</text:span></text:p>
                </table:table-cell>
              </table:table-row>
              <table:table-row table:style-name="ro1" table:default-cell-style-name="ce1">
                <table:table-cell/>
                <table:table-cell>
                  <text:p text:style-name="P3"><text:span text:style-name="T1">6</text:span></text:p>
                </table:table-cell>
                <table:table-cell>
                  <text:p text:style-name="P3"><text:span text:style-name="T1">Parameter of message quantisation</text:span></text:p>
                </table:table-cell>
              </table:table-row>
              <table:table-row table:style-name="ro1" table:default-cell-style-name="ce1">
                <table:table-cell>
                  <text:p text:style-name="P3"><text:span text:style-name="T1">symbol</text:span></text:p>
                </table:table-cell>
                <table:table-cell>
                  <text:p text:style-name="P3"><text:span text:style-name="T1">q</text:span></text:p>
                </table:table-cell>
                <table:table-cell>
                  <text:p text:style-name="P3"><text:span text:style-name="T1">Generated symol, i.e., AWGN + codebit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4" draw:text-style-name="P2" draw:layer="layout" svg:width="1.277cm" svg:height="0.615cm" svg:x="10.261cm" svg:y="5.309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4" draw:text-style-name="P2" draw:layer="layout" svg:width="1.264cm" svg:height="0.615cm" svg:x="10.262cm" svg:y="6.2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4" draw:text-style-name="P2" draw:layer="layout" svg:width="1.265cm" svg:height="0.615cm" svg:x="10.263cm" svg:y="7.21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4" draw:text-style-name="P2" draw:layer="layout" svg:width="0.578cm" svg:height="0.294cm" svg:x="10.264cm" svg:y="8.21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4" draw:text-style-name="P2" draw:layer="layout" svg:width="0.557cm" svg:height="0.37cm" svg:x="10.264cm" svg:y="9.812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4" draw:text-style-name="P2" draw:layer="layout" svg:width="1.2cm" svg:height="0.542cm" svg:x="10.265cm" svg:y="10.812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</draw:page>
      <draw:page draw:name="page2" draw:style-name="dp1" draw:master-page-name="Default">
        <draw:g>
          <draw:g>
            <draw:g>
              <draw:g>
                <draw:line draw:style-name="gr3" draw:text-style-name="P1" draw:layer="layout" svg:x1="6.764cm" svg:y1="2.923cm" svg:x2="7.764cm" svg:y2="2.923cm">
                  <text:p/>
                </draw:line>
                <draw:line draw:style-name="gr3" draw:text-style-name="P1" draw:layer="layout" svg:x1="10.064cm" svg:y1="2.881cm" svg:x2="11.264cm" svg:y2="2.881cm">
                  <text:p/>
                </draw:line>
                <draw:line draw:style-name="gr3" draw:text-style-name="P1" draw:layer="layout" svg:x1="13.564cm" svg:y1="2.902cm" svg:x2="14.565cm" svg:y2="2.902cm">
                  <text:p/>
                </draw:line>
                <draw:line draw:style-name="gr6" draw:text-style-name="P1" draw:layer="layout" svg:x1="14.659cm" svg:y1="2.912cm" svg:x2="15.259cm" svg:y2="2.912cm">
                  <text:p/>
                </draw:line>
                <draw:line draw:style-name="gr3" draw:text-style-name="P1" draw:layer="layout" svg:x1="15.364cm" svg:y1="2.902cm" svg:x2="16.365cm" svg:y2="2.902cm">
                  <text:p/>
                </draw:line>
                <draw:custom-shape draw:style-name="gr7" draw:text-style-name="P4" draw:layer="layout" svg:width="0.1cm" svg:height="0.118cm" svg:x="10.264cm" svg:y="2.82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4" draw:layer="layout" svg:width="0.1cm" svg:height="0.118cm" svg:x="13.764cm" svg:y="2.8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8" draw:text-style-name="P1" draw:layer="layout" svg:x1="18.656cm" svg:y1="2.913cm" svg:x2="18.965cm" svg:y2="2.913cm">
                  <text:p/>
                </draw:line>
                <draw:line draw:style-name="gr9" draw:text-style-name="P1" draw:layer="layout" svg:x1="18.964cm" svg:y1="1.723cm" svg:x2="18.964cm" svg:y2="2.913cm">
                  <text:p/>
                </draw:line>
                <draw:line draw:style-name="gr9" draw:text-style-name="P1" draw:layer="layout" svg:x1="13.812cm" svg:y1="1.732cm" svg:x2="13.812cm" svg:y2="2.922cm">
                  <text:p/>
                </draw:line>
                <draw:line draw:style-name="gr9" draw:text-style-name="P1" draw:layer="layout" svg:x1="10.312cm" svg:y1="1.741cm" svg:x2="10.312cm" svg:y2="2.931cm">
                  <text:p/>
                </draw:line>
                <draw:g>
                  <draw:custom-shape draw:style-name="gr10" draw:text-style-name="P5" draw:layer="layout" svg:width="1.8cm" svg:height="2.2cm" svg:x="8.264cm" svg:y="1.9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8.064cm" svg:y="2.1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7.864cm" svg:y="2.323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7.664cm" svg:y="2.523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8.074cm 4.133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7.788cm" svg:y="2.623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8.994cm" svg:y="2.623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4" draw:text-style-name="P7" draw:layer="layout" svg:width="2.5cm" svg:height="1.4cm" svg:x="4.264cm" svg:y="2.423cm">
                    <text:p text:style-name="P2"><text:span text:style-name="T2">Symbol</text:span></text:p>
                    <text:p text:style-name="P2"><text:span text:style-name="T2">Generator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0.5cm" svg:height="0.4cm" draw:transform="rotate (-1.5707963267949) translate (4.674cm 3.312cm)">
                    <text:p/>
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10" draw:text-style-name="P5" draw:layer="layout" svg:width="1.8cm" svg:height="2.2cm" svg:x="11.764cm" svg:y="1.9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564cm" svg:y="2.1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364cm" svg:y="2.323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1.164cm" svg:y="2.523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1.574cm 4.133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1.288cm" svg:y="2.623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2.494cm" svg:y="2.623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0" draw:text-style-name="P5" draw:layer="layout" svg:width="1.8cm" svg:height="2.2cm" svg:x="16.864cm" svg:y="1.9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664cm" svg:y="2.123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464cm" svg:y="2.323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6.264cm" svg:y="2.523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6.674cm 4.133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6.388cm" svg:y="2.623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7.594cm" svg:y="2.623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line draw:style-name="gr5" draw:text-style-name="P1" draw:layer="layout" svg:x1="6.964cm" svg:y1="2.823cm" svg:x2="7.064cm" svg:y2="3.023cm">
                    <text:p/>
                  </draw:line>
                  <draw:frame draw:style-name="gr15" draw:text-style-name="P8" draw:layer="layout" svg:width="0.3cm" svg:height="0.64cm" svg:x="6.864cm" svg:y="2.783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0.216cm" svg:y1="2.223cm" svg:x2="10.416cm" svg:y2="2.423cm">
                    <text:p/>
                  </draw:line>
                  <draw:frame draw:style-name="gr15" draw:text-style-name="P8" draw:layer="layout" svg:width="0.3cm" svg:height="0.64cm" svg:x="10.364cm" svg:y="1.923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3.707cm" svg:y1="2.223cm" svg:x2="13.907cm" svg:y2="2.423cm">
                    <text:p/>
                  </draw:line>
                  <draw:frame draw:style-name="gr15" draw:text-style-name="P8" draw:layer="layout" svg:width="0.3cm" svg:height="0.64cm" svg:x="13.855cm" svg:y="1.923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8.862cm" svg:y1="2.223cm" svg:x2="19.062cm" svg:y2="2.423cm">
                    <text:p/>
                  </draw:line>
                  <draw:frame draw:style-name="gr15" draw:text-style-name="P8" draw:layer="layout" svg:width="0.3cm" svg:height="0.64cm" svg:x="19.01cm" svg:y="1.923cm">
                    <draw:text-box>
                      <text:p><text:span text:style-name="T3">q</text:span></text:p>
                    </draw:text-box>
                  </draw:frame>
                </draw:g>
              </draw:g>
              <draw:frame draw:style-name="gr4" draw:text-style-name="P2" draw:layer="layout" svg:width="0.731cm" svg:height="0.597cm" svg:x="9.995cm" svg:y="1.123cm">
                <draw:object xlink:href="./Object 17" xlink:type="simple" xlink:show="embed" xlink:actuate="onLoad">
                  <loext:p/>
                </draw:object>
                <draw:image xlink:href="./ObjectReplacements/Object 17" xlink:type="simple" xlink:show="embed" xlink:actuate="onLoad"/>
              </draw:frame>
              <draw:frame draw:style-name="gr4" draw:text-style-name="P2" draw:layer="layout" svg:width="0.731cm" svg:height="0.597cm" svg:x="13.495cm" svg:y="1.123cm">
                <draw:object xlink:href="./Object 18" xlink:type="simple" xlink:show="embed" xlink:actuate="onLoad">
                  <loext:p/>
                </draw:object>
                <draw:image xlink:href="./ObjectReplacements/Object 18" xlink:type="simple" xlink:show="embed" xlink:actuate="onLoad"/>
              </draw:frame>
              <draw:frame draw:style-name="gr4" draw:text-style-name="P2" draw:layer="layout" svg:width="0.981cm" svg:height="0.597cm" svg:x="18.496cm" svg:y="1.124cm">
                <draw:object xlink:href="./Object 19" xlink:type="simple" xlink:show="embed" xlink:actuate="onLoad">
                  <loext:p/>
                </draw:object>
                <draw:image xlink:href="./ObjectReplacements/Object 19" xlink:type="simple" xlink:show="embed" xlink:actuate="onLoad"/>
              </draw:frame>
            </draw:g>
            <draw:g>
              <draw:g>
                <draw:line draw:style-name="gr3" draw:text-style-name="P1" draw:layer="layout" svg:x1="6.756cm" svg:y1="6.932cm" svg:x2="7.756cm" svg:y2="6.932cm">
                  <text:p/>
                </draw:line>
                <draw:line draw:style-name="gr3" draw:text-style-name="P1" draw:layer="layout" svg:x1="10.056cm" svg:y1="6.89cm" svg:x2="11.256cm" svg:y2="6.89cm">
                  <text:p/>
                </draw:line>
                <draw:line draw:style-name="gr3" draw:text-style-name="P1" draw:layer="layout" svg:x1="13.556cm" svg:y1="6.911cm" svg:x2="14.557cm" svg:y2="6.911cm">
                  <text:p/>
                </draw:line>
                <draw:line draw:style-name="gr6" draw:text-style-name="P1" draw:layer="layout" svg:x1="14.651cm" svg:y1="6.921cm" svg:x2="15.251cm" svg:y2="6.921cm">
                  <text:p/>
                </draw:line>
                <draw:line draw:style-name="gr3" draw:text-style-name="P1" draw:layer="layout" svg:x1="15.356cm" svg:y1="6.911cm" svg:x2="16.357cm" svg:y2="6.911cm">
                  <text:p/>
                </draw:line>
                <draw:custom-shape draw:style-name="gr7" draw:text-style-name="P4" draw:layer="layout" svg:width="0.1cm" svg:height="0.118cm" svg:x="10.256cm" svg:y="6.83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4" draw:layer="layout" svg:width="0.1cm" svg:height="0.118cm" svg:x="13.756cm" svg:y="6.8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8" draw:text-style-name="P1" draw:layer="layout" svg:x1="18.648cm" svg:y1="6.922cm" svg:x2="18.957cm" svg:y2="6.922cm">
                  <text:p/>
                </draw:line>
                <draw:line draw:style-name="gr9" draw:text-style-name="P1" draw:layer="layout" svg:x1="18.956cm" svg:y1="5.732cm" svg:x2="18.956cm" svg:y2="6.922cm">
                  <text:p/>
                </draw:line>
                <draw:line draw:style-name="gr9" draw:text-style-name="P1" draw:layer="layout" svg:x1="13.804cm" svg:y1="5.741cm" svg:x2="13.804cm" svg:y2="6.931cm">
                  <text:p/>
                </draw:line>
                <draw:line draw:style-name="gr9" draw:text-style-name="P1" draw:layer="layout" svg:x1="10.304cm" svg:y1="5.75cm" svg:x2="10.304cm" svg:y2="6.94cm">
                  <text:p/>
                </draw:line>
                <draw:g>
                  <draw:custom-shape draw:style-name="gr10" draw:text-style-name="P5" draw:layer="layout" svg:width="1.8cm" svg:height="2.2cm" svg:x="8.256cm" svg:y="5.9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8.056cm" svg:y="6.1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7.856cm" svg:y="6.332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7.656cm" svg:y="6.532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8.066cm 8.142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7.78cm" svg:y="6.632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8.986cm" svg:y="6.632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4" draw:text-style-name="P7" draw:layer="layout" svg:width="2.5cm" svg:height="1.4cm" svg:x="4.256cm" svg:y="6.432cm">
                    <text:p text:style-name="P2"><text:span text:style-name="T2">Symbol</text:span></text:p>
                    <text:p text:style-name="P2"><text:span text:style-name="T2">Generator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0.5cm" svg:height="0.4cm" draw:transform="rotate (-1.5707963267949) translate (4.666cm 7.321cm)">
                    <text:p/>
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10" draw:text-style-name="P5" draw:layer="layout" svg:width="1.8cm" svg:height="2.2cm" svg:x="11.756cm" svg:y="5.9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556cm" svg:y="6.1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356cm" svg:y="6.332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1.156cm" svg:y="6.532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1.566cm 8.142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1.28cm" svg:y="6.632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2.486cm" svg:y="6.632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0" draw:text-style-name="P5" draw:layer="layout" svg:width="1.8cm" svg:height="2.2cm" svg:x="16.856cm" svg:y="5.9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656cm" svg:y="6.13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456cm" svg:y="6.332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6.256cm" svg:y="6.532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6.666cm 8.142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6.38cm" svg:y="6.632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7.586cm" svg:y="6.632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line draw:style-name="gr5" draw:text-style-name="P1" draw:layer="layout" svg:x1="6.956cm" svg:y1="6.832cm" svg:x2="7.056cm" svg:y2="7.032cm">
                    <text:p/>
                  </draw:line>
                  <draw:frame draw:style-name="gr15" draw:text-style-name="P8" draw:layer="layout" svg:width="0.3cm" svg:height="0.64cm" svg:x="6.856cm" svg:y="6.792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0.208cm" svg:y1="6.232cm" svg:x2="10.408cm" svg:y2="6.432cm">
                    <text:p/>
                  </draw:line>
                  <draw:frame draw:style-name="gr15" draw:text-style-name="P8" draw:layer="layout" svg:width="0.3cm" svg:height="0.64cm" svg:x="10.356cm" svg:y="5.932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3.699cm" svg:y1="6.232cm" svg:x2="13.899cm" svg:y2="6.432cm">
                    <text:p/>
                  </draw:line>
                  <draw:frame draw:style-name="gr15" draw:text-style-name="P8" draw:layer="layout" svg:width="0.3cm" svg:height="0.64cm" svg:x="13.847cm" svg:y="5.932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8.854cm" svg:y1="6.232cm" svg:x2="19.054cm" svg:y2="6.432cm">
                    <text:p/>
                  </draw:line>
                  <draw:frame draw:style-name="gr15" draw:text-style-name="P8" draw:layer="layout" svg:width="0.3cm" svg:height="0.64cm" svg:x="19.002cm" svg:y="5.932cm">
                    <draw:text-box>
                      <text:p><text:span text:style-name="T3">q</text:span></text:p>
                    </draw:text-box>
                  </draw:frame>
                </draw:g>
              </draw:g>
              <draw:frame draw:style-name="gr4" draw:text-style-name="P2" draw:layer="layout" svg:width="0.724cm" svg:height="0.597cm" svg:x="9.987cm" svg:y="5.032cm">
                <draw:object xlink:href="./Object 20" xlink:type="simple" xlink:show="embed" xlink:actuate="onLoad">
                  <loext:p/>
                </draw:object>
                <draw:image xlink:href="./ObjectReplacements/Object 20" xlink:type="simple" xlink:show="embed" xlink:actuate="onLoad"/>
              </draw:frame>
              <draw:frame draw:style-name="gr4" draw:text-style-name="P2" draw:layer="layout" svg:width="0.724cm" svg:height="0.597cm" svg:x="13.487cm" svg:y="5.032cm">
                <draw:object xlink:href="./Object 21" xlink:type="simple" xlink:show="embed" xlink:actuate="onLoad">
                  <loext:p/>
                </draw:object>
                <draw:image xlink:href="./ObjectReplacements/Object 21" xlink:type="simple" xlink:show="embed" xlink:actuate="onLoad"/>
              </draw:frame>
              <draw:frame draw:style-name="gr4" draw:text-style-name="P2" draw:layer="layout" svg:width="0.981cm" svg:height="0.597cm" svg:x="18.488cm" svg:y="5.033cm">
                <draw:object xlink:href="./Object 22" xlink:type="simple" xlink:show="embed" xlink:actuate="onLoad">
                  <loext:p/>
                </draw:object>
                <draw:image xlink:href="./ObjectReplacements/Object 22" xlink:type="simple" xlink:show="embed" xlink:actuate="onLoad"/>
              </draw:frame>
            </draw:g>
            <draw:g>
              <draw:g>
                <draw:line draw:style-name="gr3" draw:text-style-name="P1" draw:layer="layout" svg:x1="6.748cm" svg:y1="10.941cm" svg:x2="7.748cm" svg:y2="10.941cm">
                  <text:p/>
                </draw:line>
                <draw:line draw:style-name="gr3" draw:text-style-name="P1" draw:layer="layout" svg:x1="10.048cm" svg:y1="10.899cm" svg:x2="11.248cm" svg:y2="10.899cm">
                  <text:p/>
                </draw:line>
                <draw:line draw:style-name="gr3" draw:text-style-name="P1" draw:layer="layout" svg:x1="13.548cm" svg:y1="10.92cm" svg:x2="14.549cm" svg:y2="10.92cm">
                  <text:p/>
                </draw:line>
                <draw:line draw:style-name="gr6" draw:text-style-name="P1" draw:layer="layout" svg:x1="14.643cm" svg:y1="10.93cm" svg:x2="15.243cm" svg:y2="10.93cm">
                  <text:p/>
                </draw:line>
                <draw:line draw:style-name="gr3" draw:text-style-name="P1" draw:layer="layout" svg:x1="15.348cm" svg:y1="10.92cm" svg:x2="16.349cm" svg:y2="10.92cm">
                  <text:p/>
                </draw:line>
                <draw:custom-shape draw:style-name="gr7" draw:text-style-name="P4" draw:layer="layout" svg:width="0.1cm" svg:height="0.118cm" svg:x="10.248cm" svg:y="10.8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4" draw:layer="layout" svg:width="0.1cm" svg:height="0.118cm" svg:x="13.748cm" svg:y="10.85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8" draw:text-style-name="P1" draw:layer="layout" svg:x1="18.64cm" svg:y1="10.931cm" svg:x2="18.949cm" svg:y2="10.931cm">
                  <text:p/>
                </draw:line>
                <draw:line draw:style-name="gr9" draw:text-style-name="P1" draw:layer="layout" svg:x1="18.948cm" svg:y1="9.741cm" svg:x2="18.948cm" svg:y2="10.931cm">
                  <text:p/>
                </draw:line>
                <draw:line draw:style-name="gr9" draw:text-style-name="P1" draw:layer="layout" svg:x1="13.796cm" svg:y1="9.75cm" svg:x2="13.796cm" svg:y2="10.94cm">
                  <text:p/>
                </draw:line>
                <draw:line draw:style-name="gr9" draw:text-style-name="P1" draw:layer="layout" svg:x1="10.296cm" svg:y1="9.759cm" svg:x2="10.296cm" svg:y2="10.949cm">
                  <text:p/>
                </draw:line>
                <draw:g>
                  <draw:custom-shape draw:style-name="gr10" draw:text-style-name="P5" draw:layer="layout" svg:width="1.8cm" svg:height="2.2cm" svg:x="8.248cm" svg:y="9.9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8.048cm" svg:y="10.1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7.848cm" svg:y="10.341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7.648cm" svg:y="10.541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8.058cm 12.151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7.772cm" svg:y="10.641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8.978cm" svg:y="10.641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4" draw:text-style-name="P7" draw:layer="layout" svg:width="2.5cm" svg:height="1.4cm" svg:x="4.248cm" svg:y="10.441cm">
                    <text:p text:style-name="P2"><text:span text:style-name="T2">Symbol</text:span></text:p>
                    <text:p text:style-name="P2"><text:span text:style-name="T2">Generator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0.5cm" svg:height="0.4cm" draw:transform="rotate (-1.5707963267949) translate (4.658cm 11.33cm)">
                    <text:p/>
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10" draw:text-style-name="P5" draw:layer="layout" svg:width="1.8cm" svg:height="2.2cm" svg:x="11.748cm" svg:y="9.9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548cm" svg:y="10.1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348cm" svg:y="10.341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1.148cm" svg:y="10.541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1.558cm 12.151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1.272cm" svg:y="10.641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2.478cm" svg:y="10.641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0" draw:text-style-name="P5" draw:layer="layout" svg:width="1.8cm" svg:height="2.2cm" svg:x="16.848cm" svg:y="9.9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648cm" svg:y="10.14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448cm" svg:y="10.341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6.248cm" svg:y="10.541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6.658cm 12.151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6.372cm" svg:y="10.641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7.578cm" svg:y="10.641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line draw:style-name="gr5" draw:text-style-name="P1" draw:layer="layout" svg:x1="6.948cm" svg:y1="10.841cm" svg:x2="7.048cm" svg:y2="11.041cm">
                    <text:p/>
                  </draw:line>
                  <draw:frame draw:style-name="gr15" draw:text-style-name="P8" draw:layer="layout" svg:width="0.3cm" svg:height="0.64cm" svg:x="6.848cm" svg:y="10.801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0.2cm" svg:y1="10.241cm" svg:x2="10.4cm" svg:y2="10.441cm">
                    <text:p/>
                  </draw:line>
                  <draw:frame draw:style-name="gr15" draw:text-style-name="P8" draw:layer="layout" svg:width="0.3cm" svg:height="0.64cm" svg:x="10.348cm" svg:y="9.941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3.691cm" svg:y1="10.241cm" svg:x2="13.891cm" svg:y2="10.441cm">
                    <text:p/>
                  </draw:line>
                  <draw:frame draw:style-name="gr15" draw:text-style-name="P8" draw:layer="layout" svg:width="0.3cm" svg:height="0.64cm" svg:x="13.839cm" svg:y="9.941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8.846cm" svg:y1="10.241cm" svg:x2="19.046cm" svg:y2="10.441cm">
                    <text:p/>
                  </draw:line>
                  <draw:frame draw:style-name="gr15" draw:text-style-name="P8" draw:layer="layout" svg:width="0.3cm" svg:height="0.64cm" svg:x="18.994cm" svg:y="9.941cm">
                    <draw:text-box>
                      <text:p><text:span text:style-name="T3">q</text:span></text:p>
                    </draw:text-box>
                  </draw:frame>
                </draw:g>
              </draw:g>
              <draw:frame draw:style-name="gr4" draw:text-style-name="P2" draw:layer="layout" svg:width="0.727cm" svg:height="0.597cm" svg:x="9.979cm" svg:y="9.041cm">
                <draw:object xlink:href="./Object 23" xlink:type="simple" xlink:show="embed" xlink:actuate="onLoad">
                  <loext:p/>
                </draw:object>
                <draw:image xlink:href="./ObjectReplacements/Object 23" xlink:type="simple" xlink:show="embed" xlink:actuate="onLoad"/>
              </draw:frame>
              <draw:frame draw:style-name="gr4" draw:text-style-name="P2" draw:layer="layout" svg:width="0.727cm" svg:height="0.597cm" svg:x="13.479cm" svg:y="9.041cm">
                <draw:object xlink:href="./Object 24" xlink:type="simple" xlink:show="embed" xlink:actuate="onLoad">
                  <loext:p/>
                </draw:object>
                <draw:image xlink:href="./ObjectReplacements/Object 24" xlink:type="simple" xlink:show="embed" xlink:actuate="onLoad"/>
              </draw:frame>
              <draw:frame draw:style-name="gr4" draw:text-style-name="P2" draw:layer="layout" svg:width="0.981cm" svg:height="0.597cm" svg:x="18.48cm" svg:y="9.042cm">
                <draw:object xlink:href="./Object 25" xlink:type="simple" xlink:show="embed" xlink:actuate="onLoad">
                  <loext:p/>
                </draw:object>
                <draw:image xlink:href="./ObjectReplacements/Object 25" xlink:type="simple" xlink:show="embed" xlink:actuate="onLoad"/>
              </draw:frame>
            </draw:g>
            <draw:g>
              <draw:g>
                <draw:line draw:style-name="gr3" draw:text-style-name="P1" draw:layer="layout" svg:x1="6.74cm" svg:y1="14.95cm" svg:x2="7.74cm" svg:y2="14.95cm">
                  <text:p/>
                </draw:line>
                <draw:line draw:style-name="gr3" draw:text-style-name="P1" draw:layer="layout" svg:x1="10.04cm" svg:y1="14.908cm" svg:x2="11.24cm" svg:y2="14.908cm">
                  <text:p/>
                </draw:line>
                <draw:line draw:style-name="gr3" draw:text-style-name="P1" draw:layer="layout" svg:x1="13.54cm" svg:y1="14.929cm" svg:x2="14.541cm" svg:y2="14.929cm">
                  <text:p/>
                </draw:line>
                <draw:line draw:style-name="gr6" draw:text-style-name="P1" draw:layer="layout" svg:x1="14.635cm" svg:y1="14.939cm" svg:x2="15.235cm" svg:y2="14.939cm">
                  <text:p/>
                </draw:line>
                <draw:line draw:style-name="gr3" draw:text-style-name="P1" draw:layer="layout" svg:x1="15.34cm" svg:y1="14.929cm" svg:x2="16.341cm" svg:y2="14.929cm">
                  <text:p/>
                </draw:line>
                <draw:custom-shape draw:style-name="gr7" draw:text-style-name="P4" draw:layer="layout" svg:width="0.1cm" svg:height="0.118cm" svg:x="10.24cm" svg:y="14.8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4" draw:layer="layout" svg:width="0.1cm" svg:height="0.118cm" svg:x="13.74cm" svg:y="14.86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8" draw:text-style-name="P1" draw:layer="layout" svg:x1="18.632cm" svg:y1="14.94cm" svg:x2="18.941cm" svg:y2="14.94cm">
                  <text:p/>
                </draw:line>
                <draw:line draw:style-name="gr9" draw:text-style-name="P1" draw:layer="layout" svg:x1="18.94cm" svg:y1="13.75cm" svg:x2="18.94cm" svg:y2="14.94cm">
                  <text:p/>
                </draw:line>
                <draw:line draw:style-name="gr9" draw:text-style-name="P1" draw:layer="layout" svg:x1="13.788cm" svg:y1="13.759cm" svg:x2="13.788cm" svg:y2="14.949cm">
                  <text:p/>
                </draw:line>
                <draw:line draw:style-name="gr9" draw:text-style-name="P1" draw:layer="layout" svg:x1="10.288cm" svg:y1="13.768cm" svg:x2="10.288cm" svg:y2="14.958cm">
                  <text:p/>
                </draw:line>
                <draw:g>
                  <draw:custom-shape draw:style-name="gr10" draw:text-style-name="P5" draw:layer="layout" svg:width="1.8cm" svg:height="2.2cm" svg:x="8.24cm" svg:y="13.9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8.04cm" svg:y="14.1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7.84cm" svg:y="14.35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7.64cm" svg:y="14.55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8.05cm 16.16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7.764cm" svg:y="14.65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8.97cm" svg:y="14.65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4" draw:text-style-name="P7" draw:layer="layout" svg:width="2.5cm" svg:height="1.4cm" svg:x="4.24cm" svg:y="14.45cm">
                    <text:p text:style-name="P2"><text:span text:style-name="T2">Symbol</text:span></text:p>
                    <text:p text:style-name="P2"><text:span text:style-name="T2">Generator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0.5cm" svg:height="0.4cm" draw:transform="rotate (-1.5707963267949) translate (4.65cm 15.339cm)">
                    <text:p/>
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10" draw:text-style-name="P5" draw:layer="layout" svg:width="1.8cm" svg:height="2.2cm" svg:x="11.74cm" svg:y="13.9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54cm" svg:y="14.1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1.34cm" svg:y="14.35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1.14cm" svg:y="14.55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1.55cm 16.16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1.264cm" svg:y="14.65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2.47cm" svg:y="14.65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custom-shape draw:style-name="gr10" draw:text-style-name="P5" draw:layer="layout" svg:width="1.8cm" svg:height="2.2cm" svg:x="16.84cm" svg:y="13.9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64cm" svg:y="14.1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1.8cm" svg:height="2.2cm" svg:x="16.44cm" svg:y="14.35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1" draw:text-style-name="P5" draw:layer="layout" svg:width="1.8cm" svg:height="2.2cm" svg:x="16.24cm" svg:y="14.55cm">
                      <text:p text:style-name="P2">FF</text:p>
                      <draw:enhanced-geometry svg:viewBox="0 0 21600 21600" draw:type="rectangle" draw:enhanced-path="M 0 0 L 21600 0 21600 21600 0 21600 0 0 Z N"/>
                    </draw:custom-shape>
                    <draw:custom-shape draw:style-name="gr12" draw:text-style-name="P5" draw:layer="layout" svg:width="0.5cm" svg:height="0.4cm" draw:transform="rotate (-1.5707963267949) translate (16.65cm 16.16cm)">
                      <text:p/>
    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    <draw:equation draw:name="f0" draw:formula="$0 "/>
                        <draw:equation draw:name="f1" draw:formula="$0 /2"/>
                        <draw:equation draw:name="f2" draw:formula="?f1 +10800"/>
                        <draw:equation draw:name="f3" draw:formula="$0 *2/3"/>
                        <draw:equation draw:name="f4" draw:formula="?f3 +7200"/>
                        <draw:equation draw:name="f5" draw:formula="21600-?f0 "/>
                        <draw:equation draw:name="f6" draw:formula="?f5 /2"/>
                        <draw:equation draw:name="f7" draw:formula="21600-?f6 "/>
                        <draw:handle draw:handle-position="$0 top" draw:handle-range-x-minimum="0" draw:handle-range-x-maximum="21600"/>
                      </draw:enhanced-geometry>
                    </draw:custom-shape>
                    <draw:frame draw:style-name="gr13" draw:text-style-name="P6" draw:layer="layout" svg:width="0.3cm" svg:height="0.662cm" svg:x="16.364cm" svg:y="14.65cm">
                      <draw:text-box>
                        <text:p><text:span text:style-name="T1">D</text:span></text:p>
                      </draw:text-box>
                    </draw:frame>
                    <draw:frame draw:style-name="gr13" draw:text-style-name="P6" draw:layer="layout" svg:width="0.3cm" svg:height="0.662cm" svg:x="17.57cm" svg:y="14.65cm">
                      <draw:text-box>
                        <text:p><text:span text:style-name="T1">Q</text:span></text:p>
                      </draw:text-box>
                    </draw:frame>
                  </draw:g>
                </draw:g>
                <draw:g>
                  <draw:line draw:style-name="gr5" draw:text-style-name="P1" draw:layer="layout" svg:x1="6.94cm" svg:y1="14.85cm" svg:x2="7.04cm" svg:y2="15.05cm">
                    <text:p/>
                  </draw:line>
                  <draw:frame draw:style-name="gr15" draw:text-style-name="P8" draw:layer="layout" svg:width="0.3cm" svg:height="0.64cm" svg:x="6.84cm" svg:y="14.81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0.192cm" svg:y1="14.25cm" svg:x2="10.392cm" svg:y2="14.45cm">
                    <text:p/>
                  </draw:line>
                  <draw:frame draw:style-name="gr15" draw:text-style-name="P8" draw:layer="layout" svg:width="0.3cm" svg:height="0.64cm" svg:x="10.34cm" svg:y="13.95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3.683cm" svg:y1="14.25cm" svg:x2="13.883cm" svg:y2="14.45cm">
                    <text:p/>
                  </draw:line>
                  <draw:frame draw:style-name="gr15" draw:text-style-name="P8" draw:layer="layout" svg:width="0.3cm" svg:height="0.64cm" svg:x="13.831cm" svg:y="13.95cm">
                    <draw:text-box>
                      <text:p><text:span text:style-name="T3">q</text:span></text:p>
                    </draw:text-box>
                  </draw:frame>
                </draw:g>
                <draw:g>
                  <draw:line draw:style-name="gr5" draw:text-style-name="P1" draw:layer="layout" svg:x1="18.838cm" svg:y1="14.25cm" svg:x2="19.038cm" svg:y2="14.45cm">
                    <text:p/>
                  </draw:line>
                  <draw:frame draw:style-name="gr15" draw:text-style-name="P8" draw:layer="layout" svg:width="0.3cm" svg:height="0.64cm" svg:x="18.986cm" svg:y="13.95cm">
                    <draw:text-box>
                      <text:p><text:span text:style-name="T3">q</text:span></text:p>
                    </draw:text-box>
                  </draw:frame>
                </draw:g>
              </draw:g>
              <draw:frame draw:style-name="gr4" draw:text-style-name="P2" draw:layer="layout" svg:width="0.731cm" svg:height="0.597cm" svg:x="9.971cm" svg:y="13.05cm">
                <draw:object xlink:href="./Object 26" xlink:type="simple" xlink:show="embed" xlink:actuate="onLoad">
                  <loext:p/>
                </draw:object>
                <draw:image xlink:href="./ObjectReplacements/Object 26" xlink:type="simple" xlink:show="embed" xlink:actuate="onLoad"/>
              </draw:frame>
              <draw:frame draw:style-name="gr4" draw:text-style-name="P2" draw:layer="layout" svg:width="0.731cm" svg:height="0.597cm" svg:x="13.471cm" svg:y="13.05cm">
                <draw:object xlink:href="./Object 27" xlink:type="simple" xlink:show="embed" xlink:actuate="onLoad">
                  <loext:p/>
                </draw:object>
                <draw:image xlink:href="./ObjectReplacements/Object 27" xlink:type="simple" xlink:show="embed" xlink:actuate="onLoad"/>
              </draw:frame>
              <draw:frame draw:style-name="gr4" draw:text-style-name="P2" draw:layer="layout" svg:width="0.981cm" svg:height="0.597cm" svg:x="18.472cm" svg:y="13.051cm">
                <draw:object xlink:href="./Object 28" xlink:type="simple" xlink:show="embed" xlink:actuate="onLoad">
                  <loext:p/>
                </draw:object>
                <draw:image xlink:href="./ObjectReplacements/Object 28" xlink:type="simple" xlink:show="embed" xlink:actuate="onLoad"/>
              </draw:frame>
            </draw:g>
          </draw:g>
          <draw:line draw:style-name="gr16" draw:text-style-name="P1" draw:layer="layout" svg:x1="3.04cm" svg:y1="4.95cm" svg:x2="15.64cm" svg:y2="4.95cm">
            <text:p/>
          </draw:line>
          <draw:line draw:style-name="gr16" draw:text-style-name="P1" draw:layer="layout" svg:x1="15.64cm" svg:y1="4.45cm" svg:x2="15.64cm" svg:y2="4.95cm">
            <text:p/>
          </draw:line>
          <draw:line draw:style-name="gr17" draw:text-style-name="P1" draw:layer="layout" svg:x1="15.64cm" svg:y1="4.45cm" svg:x2="16.24cm" svg:y2="4.45cm">
            <text:p/>
          </draw:line>
          <draw:line draw:style-name="gr16" draw:text-style-name="P1" draw:layer="layout" svg:x1="10.54cm" svg:y1="4.461cm" svg:x2="10.54cm" svg:y2="4.961cm">
            <text:p/>
          </draw:line>
          <draw:line draw:style-name="gr17" draw:text-style-name="P1" draw:layer="layout" svg:x1="10.54cm" svg:y1="4.461cm" svg:x2="11.14cm" svg:y2="4.461cm">
            <text:p/>
          </draw:line>
          <draw:line draw:style-name="gr16" draw:text-style-name="P1" draw:layer="layout" svg:x1="7.06cm" svg:y1="4.472cm" svg:x2="7.06cm" svg:y2="4.972cm">
            <text:p/>
          </draw:line>
          <draw:line draw:style-name="gr17" draw:text-style-name="P1" draw:layer="layout" svg:x1="7.06cm" svg:y1="4.472cm" svg:x2="7.66cm" svg:y2="4.472cm">
            <text:p/>
          </draw:line>
          <draw:frame draw:style-name="gr18" draw:text-style-name="P9" draw:layer="layout" svg:width="1.84cm" svg:height="0.721cm" svg:x="1.4cm" svg:y="4.529cm">
            <draw:text-box>
              <text:p><text:span text:style-name="T4">gen_clk</text:span></text:p>
            </draw:text-box>
          </draw:frame>
          <draw:line draw:style-name="gr16" draw:text-style-name="P1" draw:layer="layout" svg:x1="3.04cm" svg:y1="8.9cm" svg:x2="15.64cm" svg:y2="8.9cm">
            <text:p/>
          </draw:line>
          <draw:line draw:style-name="gr16" draw:text-style-name="P1" draw:layer="layout" svg:x1="15.64cm" svg:y1="8.4cm" svg:x2="15.64cm" svg:y2="8.9cm">
            <text:p/>
          </draw:line>
          <draw:line draw:style-name="gr17" draw:text-style-name="P1" draw:layer="layout" svg:x1="15.64cm" svg:y1="8.4cm" svg:x2="16.24cm" svg:y2="8.4cm">
            <text:p/>
          </draw:line>
          <draw:line draw:style-name="gr16" draw:text-style-name="P1" draw:layer="layout" svg:x1="10.54cm" svg:y1="8.411cm" svg:x2="10.54cm" svg:y2="8.911cm">
            <text:p/>
          </draw:line>
          <draw:line draw:style-name="gr17" draw:text-style-name="P1" draw:layer="layout" svg:x1="10.54cm" svg:y1="8.411cm" svg:x2="11.14cm" svg:y2="8.411cm">
            <text:p/>
          </draw:line>
          <draw:line draw:style-name="gr16" draw:text-style-name="P1" draw:layer="layout" svg:x1="7.06cm" svg:y1="8.422cm" svg:x2="7.06cm" svg:y2="8.922cm">
            <text:p/>
          </draw:line>
          <draw:line draw:style-name="gr17" draw:text-style-name="P1" draw:layer="layout" svg:x1="7.06cm" svg:y1="8.422cm" svg:x2="7.66cm" svg:y2="8.422cm">
            <text:p/>
          </draw:line>
          <draw:frame draw:style-name="gr18" draw:text-style-name="P9" draw:layer="layout" svg:width="1.84cm" svg:height="0.721cm" svg:x="1.4cm" svg:y="8.479cm">
            <draw:text-box>
              <text:p><text:span text:style-name="T4">gen_clk</text:span></text:p>
            </draw:text-box>
          </draw:frame>
          <draw:line draw:style-name="gr16" draw:text-style-name="P1" draw:layer="layout" svg:x1="3.04cm" svg:y1="12.95cm" svg:x2="15.64cm" svg:y2="12.95cm">
            <text:p/>
          </draw:line>
          <draw:line draw:style-name="gr16" draw:text-style-name="P1" draw:layer="layout" svg:x1="15.64cm" svg:y1="12.45cm" svg:x2="15.64cm" svg:y2="12.95cm">
            <text:p/>
          </draw:line>
          <draw:line draw:style-name="gr17" draw:text-style-name="P1" draw:layer="layout" svg:x1="15.64cm" svg:y1="12.45cm" svg:x2="16.24cm" svg:y2="12.45cm">
            <text:p/>
          </draw:line>
          <draw:line draw:style-name="gr16" draw:text-style-name="P1" draw:layer="layout" svg:x1="10.54cm" svg:y1="12.461cm" svg:x2="10.54cm" svg:y2="12.961cm">
            <text:p/>
          </draw:line>
          <draw:line draw:style-name="gr17" draw:text-style-name="P1" draw:layer="layout" svg:x1="10.54cm" svg:y1="12.461cm" svg:x2="11.14cm" svg:y2="12.461cm">
            <text:p/>
          </draw:line>
          <draw:line draw:style-name="gr16" draw:text-style-name="P1" draw:layer="layout" svg:x1="7.06cm" svg:y1="12.472cm" svg:x2="7.06cm" svg:y2="12.972cm">
            <text:p/>
          </draw:line>
          <draw:line draw:style-name="gr17" draw:text-style-name="P1" draw:layer="layout" svg:x1="7.06cm" svg:y1="12.472cm" svg:x2="7.66cm" svg:y2="12.472cm">
            <text:p/>
          </draw:line>
          <draw:frame draw:style-name="gr18" draw:text-style-name="P9" draw:layer="layout" svg:width="1.84cm" svg:height="0.721cm" svg:x="1.4cm" svg:y="12.529cm">
            <draw:text-box>
              <text:p><text:span text:style-name="T4">gen_clk</text:span></text:p>
            </draw:text-box>
          </draw:frame>
          <draw:line draw:style-name="gr16" draw:text-style-name="P1" draw:layer="layout" svg:x1="3.04cm" svg:y1="16.9cm" svg:x2="15.64cm" svg:y2="16.9cm">
            <text:p/>
          </draw:line>
          <draw:line draw:style-name="gr16" draw:text-style-name="P1" draw:layer="layout" svg:x1="15.64cm" svg:y1="16.4cm" svg:x2="15.64cm" svg:y2="16.9cm">
            <text:p/>
          </draw:line>
          <draw:line draw:style-name="gr17" draw:text-style-name="P1" draw:layer="layout" svg:x1="15.64cm" svg:y1="16.4cm" svg:x2="16.24cm" svg:y2="16.4cm">
            <text:p/>
          </draw:line>
          <draw:line draw:style-name="gr16" draw:text-style-name="P1" draw:layer="layout" svg:x1="10.54cm" svg:y1="16.411cm" svg:x2="10.54cm" svg:y2="16.911cm">
            <text:p/>
          </draw:line>
          <draw:line draw:style-name="gr17" draw:text-style-name="P1" draw:layer="layout" svg:x1="10.54cm" svg:y1="16.411cm" svg:x2="11.14cm" svg:y2="16.411cm">
            <text:p/>
          </draw:line>
          <draw:line draw:style-name="gr16" draw:text-style-name="P1" draw:layer="layout" svg:x1="7.06cm" svg:y1="16.422cm" svg:x2="7.06cm" svg:y2="16.922cm">
            <text:p/>
          </draw:line>
          <draw:line draw:style-name="gr17" draw:text-style-name="P1" draw:layer="layout" svg:x1="7.06cm" svg:y1="16.422cm" svg:x2="7.66cm" svg:y2="16.422cm">
            <text:p/>
          </draw:line>
          <draw:frame draw:style-name="gr18" draw:text-style-name="P9" draw:layer="layout" svg:width="1.84cm" svg:height="0.721cm" svg:x="1.4cm" svg:y="16.479cm">
            <draw:text-box>
              <text:p><text:span text:style-name="T4">gen_clk</text:span></text:p>
            </draw:text-box>
          </draw:frame>
          <draw:line draw:style-name="gr16" draw:text-style-name="P1" draw:layer="layout" svg:x1="3.662cm" svg:y1="16.906cm" svg:x2="3.662cm" svg:y2="15.606cm">
            <text:p/>
          </draw:line>
          <draw:line draw:style-name="gr17" draw:text-style-name="P1" draw:layer="layout" svg:x1="3.66cm" svg:y1="15.607cm" svg:x2="4.26cm" svg:y2="15.607cm">
            <text:p/>
          </draw:line>
          <draw:line draw:style-name="gr16" draw:text-style-name="P1" draw:layer="layout" svg:x1="3.662cm" svg:y1="12.957cm" svg:x2="3.662cm" svg:y2="11.657cm">
            <text:p/>
          </draw:line>
          <draw:line draw:style-name="gr17" draw:text-style-name="P1" draw:layer="layout" svg:x1="3.66cm" svg:y1="11.658cm" svg:x2="4.26cm" svg:y2="11.658cm">
            <text:p/>
          </draw:line>
          <draw:line draw:style-name="gr16" draw:text-style-name="P1" draw:layer="layout" svg:x1="3.662cm" svg:y1="8.908cm" svg:x2="3.662cm" svg:y2="7.608cm">
            <text:p/>
          </draw:line>
          <draw:line draw:style-name="gr17" draw:text-style-name="P1" draw:layer="layout" svg:x1="3.66cm" svg:y1="7.609cm" svg:x2="4.26cm" svg:y2="7.609cm">
            <text:p/>
          </draw:line>
          <draw:line draw:style-name="gr16" draw:text-style-name="P1" draw:layer="layout" svg:x1="3.662cm" svg:y1="4.959cm" svg:x2="3.662cm" svg:y2="3.659cm">
            <text:p/>
          </draw:line>
          <draw:line draw:style-name="gr17" draw:text-style-name="P1" draw:layer="layout" svg:x1="3.66cm" svg:y1="3.66cm" svg:x2="4.26cm" svg:y2="3.66cm">
            <text:p/>
          </draw:line>
        </draw:g>
        <draw:frame draw:style-name="gr19" draw:text-style-name="P11" draw:layer="layout" svg:width="18.974cm" svg:height="5.711cm" svg:x="1.026cm" svg:y="17.6cm">
          <draw:text-box>
            <text:p text:style-name="P10"><text:span text:style-name="T5">Since symbol generator only produces one channel message per clock cycle, N clock cycles is needed to generate one pattern of received codeword. </text:span></text:p>
            <text:p text:style-name="P10"><text:span text:style-name="T5"/></text:p>
            <text:p text:style-name="P10"><text:span text:style-name="T5">However it is not expected to let decoder wait for upcoming codewords and eventually lead to <text:s/>degradation of decoding throughput. The multiple symbol generators (N_g) are instantiated to increase the throughput of symbol generation by a factor of N_g. Accordingly each symbol generator produces a fraction of codeword, i.e., N / N_g bits symbols per generator. In the above illustration, one N-bit codeword symbol pattern is made by four independent generators, each of which produces </text:span><text:span text:style-name="T6">n-bit codeword segment</text:span><text:span text:style-name="T7">. The</text:span><text:span text:style-name="T5"> codeword segments are denoted by $g_i, i \in {0, 1, 2, 3}$.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01:24:24.985302375</meta:creation-date>
    <dc:date>2020-10-12T13:15:47.269588231</dc:date>
    <meta:editing-duration>PT1H3M35S</meta:editing-duration>
    <meta:editing-cycles>15</meta:editing-cycles>
    <meta:generator>LibreOffice/6.1.3.2$MacOSX_X86_64 LibreOffice_project/86daf60bf00efa86ad547e59e09d6bb77c699acb</meta:generator>
    <meta:document-statistic meta:object-count="308"/>
  </office:meta>
</office:document-meta>
</file>

<file path=Object 1/content.xml><?xml version="1.0" encoding="utf-8"?>
<math xmlns="http://www.w3.org/1998/Math/MathML" display="block">
  <semantics>
    <mi mathvariant="italic">ce</mi>
    <annotation encoding="StarMath 5.0">ce</annotation>
  </semantics>
</math>
</file>

<file path=Object 10/content.xml><?xml version="1.0" encoding="utf-8"?>
<math xmlns="http://www.w3.org/1998/Math/MathML" display="block">
  <semantics>
    <mi mathvariant="italic">quan</mi>
    <annotation encoding="StarMath 5.0">quan</annotation>
  </semantics>
</math>
</file>

<file path=Object 11/content.xml><?xml version="1.0" encoding="utf-8"?>
<math xmlns="http://www.w3.org/1998/Math/MathML" display="block">
  <semantics>
    <msub>
      <mi mathvariant="italic">seed</mi>
      <mn>0</mn>
    </msub>
    <annotation encoding="StarMath 5.0">seed_0</annotation>
  </semantics>
</math>
</file>

<file path=Object 12/content.xml><?xml version="1.0" encoding="utf-8"?>
<math xmlns="http://www.w3.org/1998/Math/MathML" display="block">
  <semantics>
    <msub>
      <mi mathvariant="italic">seed</mi>
      <mn>1</mn>
    </msub>
    <annotation encoding="StarMath 5.0">seed_1</annotation>
  </semantics>
</math>
</file>

<file path=Object 13/content.xml><?xml version="1.0" encoding="utf-8"?>
<math xmlns="http://www.w3.org/1998/Math/MathML" display="block">
  <semantics>
    <msub>
      <mi mathvariant="italic">seed</mi>
      <mn>2</mn>
    </msub>
    <annotation encoding="StarMath 5.0">seed_2</annotation>
  </semantics>
</math>
</file>

<file path=Object 14/content.xml><?xml version="1.0" encoding="utf-8"?>
<math xmlns="http://www.w3.org/1998/Math/MathML" display="block">
  <semantics>
    <mi>σ</mi>
    <annotation encoding="StarMath 5.0">%sigma</annotation>
  </semantics>
</math>
</file>

<file path=Object 15/content.xml><?xml version="1.0" encoding="utf-8"?>
<math xmlns="http://www.w3.org/1998/Math/MathML" display="block">
  <semantics>
    <mi>μ</mi>
    <annotation encoding="StarMath 5.0">%mu</annotation>
  </semantics>
</math>
</file>

<file path=Object 16/content.xml><?xml version="1.0" encoding="utf-8"?>
<math xmlns="http://www.w3.org/1998/Math/MathML" display="block">
  <semantics>
    <mi mathvariant="italic">quan</mi>
    <annotation encoding="StarMath 5.0">quan</annotation>
  </semantics>
</math>
</file>

<file path=Object 17/content.xml><?xml version="1.0" encoding="utf-8"?>
<math xmlns="http://www.w3.org/1998/Math/MathML" display="block">
  <semantics>
    <msubsup>
      <mi>R</mi>
      <mn>0</mn>
      <msub>
        <mi>g</mi>
        <mn>0</mn>
      </msub>
    </msubsup>
    <annotation encoding="StarMath 5.0">R^{ g_0 }_{ 0 }</annotation>
  </semantics>
</math>
</file>

<file path=Object 18/content.xml><?xml version="1.0" encoding="utf-8"?>
<math xmlns="http://www.w3.org/1998/Math/MathML" display="block">
  <semantics>
    <msubsup>
      <mi>R</mi>
      <mn>1</mn>
      <msub>
        <mi>g</mi>
        <mn>0</mn>
      </msub>
    </msubsup>
    <annotation encoding="StarMath 5.0">R^{ g_0 }_{ 1 }</annotation>
  </semantics>
</math>
</file>

<file path=Object 19/content.xml><?xml version="1.0" encoding="utf-8"?>
<math xmlns="http://www.w3.org/1998/Math/MathML" display="block">
  <semantics>
    <msubsup>
      <mi>R</mi>
      <mrow>
        <mi>n</mi>
        <mo stretchy="false">−</mo>
        <mn>1</mn>
      </mrow>
      <msub>
        <mi>g</mi>
        <mn>0</mn>
      </msub>
    </msubsup>
    <annotation encoding="StarMath 5.0">R^{ g_0 }_{ n-1 }</annotation>
  </semantics>
</math>
</file>

<file path=Object 2/content.xml><?xml version="1.0" encoding="utf-8"?>
<math xmlns="http://www.w3.org/1998/Math/MathML" display="block">
  <semantics>
    <mi mathvariant="italic">rstn</mi>
    <annotation encoding="StarMath 5.0">rstn</annotation>
  </semantics>
</math>
</file>

<file path=Object 20/content.xml><?xml version="1.0" encoding="utf-8"?>
<math xmlns="http://www.w3.org/1998/Math/MathML" display="block">
  <semantics>
    <msubsup>
      <mi>R</mi>
      <mn>0</mn>
      <msub>
        <mi>g</mi>
        <mn>1</mn>
      </msub>
    </msubsup>
    <annotation encoding="StarMath 5.0">R^{ g_1 }_{ 0 }</annotation>
  </semantics>
</math>
</file>

<file path=Object 21/content.xml><?xml version="1.0" encoding="utf-8"?>
<math xmlns="http://www.w3.org/1998/Math/MathML" display="block">
  <semantics>
    <msubsup>
      <mi>R</mi>
      <mn>1</mn>
      <msub>
        <mi>g</mi>
        <mn>1</mn>
      </msub>
    </msubsup>
    <annotation encoding="StarMath 5.0">R^{ g_1 }_{ 1 }</annotation>
  </semantics>
</math>
</file>

<file path=Object 22/content.xml><?xml version="1.0" encoding="utf-8"?>
<math xmlns="http://www.w3.org/1998/Math/MathML" display="block">
  <semantics>
    <msubsup>
      <mi>R</mi>
      <mrow>
        <mi>n</mi>
        <mo stretchy="false">−</mo>
        <mn>1</mn>
      </mrow>
      <msub>
        <mi>g</mi>
        <mn>1</mn>
      </msub>
    </msubsup>
    <annotation encoding="StarMath 5.0">R^{ g_1 }_{ n-1 }</annotation>
  </semantics>
</math>
</file>

<file path=Object 23/content.xml><?xml version="1.0" encoding="utf-8"?>
<math xmlns="http://www.w3.org/1998/Math/MathML" display="block">
  <semantics>
    <msubsup>
      <mi>R</mi>
      <mn>0</mn>
      <msub>
        <mi>g</mi>
        <mn>2</mn>
      </msub>
    </msubsup>
    <annotation encoding="StarMath 5.0">R^{ g_2 }_{ 0 }</annotation>
  </semantics>
</math>
</file>

<file path=Object 24/content.xml><?xml version="1.0" encoding="utf-8"?>
<math xmlns="http://www.w3.org/1998/Math/MathML" display="block">
  <semantics>
    <msubsup>
      <mi>R</mi>
      <mn>1</mn>
      <msub>
        <mi>g</mi>
        <mn>2</mn>
      </msub>
    </msubsup>
    <annotation encoding="StarMath 5.0">R^{ g_2 }_{ 1 }</annotation>
  </semantics>
</math>
</file>

<file path=Object 25/content.xml><?xml version="1.0" encoding="utf-8"?>
<math xmlns="http://www.w3.org/1998/Math/MathML" display="block">
  <semantics>
    <msubsup>
      <mi>R</mi>
      <mrow>
        <mi>n</mi>
        <mo stretchy="false">−</mo>
        <mn>1</mn>
      </mrow>
      <msub>
        <mi>g</mi>
        <mn>2</mn>
      </msub>
    </msubsup>
    <annotation encoding="StarMath 5.0">R^{ g_2 }_{ n-1 }</annotation>
  </semantics>
</math>
</file>

<file path=Object 26/content.xml><?xml version="1.0" encoding="utf-8"?>
<math xmlns="http://www.w3.org/1998/Math/MathML" display="block">
  <semantics>
    <msubsup>
      <mi>R</mi>
      <mn>0</mn>
      <msub>
        <mi>g</mi>
        <mn>3</mn>
      </msub>
    </msubsup>
    <annotation encoding="StarMath 5.0">R^{ g_3 }_{ 0 }</annotation>
  </semantics>
</math>
</file>

<file path=Object 27/content.xml><?xml version="1.0" encoding="utf-8"?>
<math xmlns="http://www.w3.org/1998/Math/MathML" display="block">
  <semantics>
    <msubsup>
      <mi>R</mi>
      <mn>1</mn>
      <msub>
        <mi>g</mi>
        <mn>3</mn>
      </msub>
    </msubsup>
    <annotation encoding="StarMath 5.0">R^{ g_3 }_{ 1 }</annotation>
  </semantics>
</math>
</file>

<file path=Object 28/content.xml><?xml version="1.0" encoding="utf-8"?>
<math xmlns="http://www.w3.org/1998/Math/MathML" display="block">
  <semantics>
    <msubsup>
      <mi>R</mi>
      <mrow>
        <mi>n</mi>
        <mo stretchy="false">−</mo>
        <mn>1</mn>
      </mrow>
      <msub>
        <mi>g</mi>
        <mn>3</mn>
      </msub>
    </msubsup>
    <annotation encoding="StarMath 5.0">R^{ g_3 }_{ n-1 }</annotation>
  </semantics>
</math>
</file>

<file path=Object 3/content.xml><?xml version="1.0" encoding="utf-8"?>
<math xmlns="http://www.w3.org/1998/Math/MathML" display="block">
  <semantics>
    <mi mathvariant="italic">symbol</mi>
    <annotation encoding="StarMath 5.0">symbol</annotation>
  </semantics>
</math>
</file>

<file path=Object 4/content.xml><?xml version="1.0" encoding="utf-8"?>
<math xmlns="http://www.w3.org/1998/Math/MathML" display="block">
  <semantics>
    <msub>
      <mi mathvariant="italic">seed</mi>
      <mn>0</mn>
    </msub>
    <annotation encoding="StarMath 5.0">seed_0</annotation>
  </semantics>
</math>
</file>

<file path=Object 5/content.xml><?xml version="1.0" encoding="utf-8"?>
<math xmlns="http://www.w3.org/1998/Math/MathML" display="block">
  <semantics>
    <msub>
      <mi mathvariant="italic">seed</mi>
      <mn>1</mn>
    </msub>
    <annotation encoding="StarMath 5.0">seed_1</annotation>
  </semantics>
</math>
</file>

<file path=Object 6/content.xml><?xml version="1.0" encoding="utf-8"?>
<math xmlns="http://www.w3.org/1998/Math/MathML" display="block">
  <semantics>
    <msub>
      <mi mathvariant="italic">seed</mi>
      <mn>2</mn>
    </msub>
    <annotation encoding="StarMath 5.0">seed_2</annotation>
  </semantics>
</math>
</file>

<file path=Object 7/content.xml><?xml version="1.0" encoding="utf-8"?>
<math xmlns="http://www.w3.org/1998/Math/MathML" display="block">
  <semantics>
    <mi>σ</mi>
    <annotation encoding="StarMath 5.0">%sigma</annotation>
  </semantics>
</math>
</file>

<file path=Object 8/content.xml><?xml version="1.0" encoding="utf-8"?>
<math xmlns="http://www.w3.org/1998/Math/MathML" display="block">
  <semantics>
    <mi>μ</mi>
    <annotation encoding="StarMath 5.0">%mu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